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320" officeooo:paragraph-rsid="0015f320"/>
    </style:style>
    <style:style style:name="P2" style:family="paragraph" style:parent-style-name="Standard">
      <style:text-properties officeooo:rsid="0015f320" officeooo:paragraph-rsid="00173616"/>
    </style:style>
    <style:style style:name="P3" style:family="paragraph" style:parent-style-name="Standard">
      <style:text-properties officeooo:rsid="0015f320" officeooo:paragraph-rsid="0018ac85"/>
    </style:style>
    <style:style style:name="P4" style:family="paragraph" style:parent-style-name="Standard" style:list-style-name="L2">
      <style:text-properties fo:font-weight="bold" officeooo:rsid="0015f320" officeooo:paragraph-rsid="0015f320"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73616" style:font-style-asian="italic" style:font-style-complex="italic"/>
    </style:style>
    <style:style style:name="T6" style:family="text">
      <style:text-properties fo:font-style="italic" officeooo:rsid="0018ac85"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3616" style:font-style-asian="normal" style:font-style-complex="normal"/>
    </style:style>
    <style:style style:name="T9" style:family="text">
      <style:text-properties fo:font-style="normal" officeooo:rsid="0018ac85" style:font-style-asian="normal" style:font-style-complex="normal"/>
    </style:style>
    <style:style style:name="T10" style:family="text">
      <style:text-properties fo:font-style="normal" officeooo:rsid="00197d2a"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dall Weihe</text:p>
      <text:p text:style-name="P1">CS499 Ethics Essay</text:p>
      <text:p text:style-name="P1">13<text:span text:style-name="T1">th</text:span> October, 2016</text:p>
      <text:p text:style-name="P1"/>
      <text:p text:style-name="P3"><text:tab/>Since the introduction of the Internet, and the now prevalent Information Age, Software Engineering is reaching all corners of modern society. [PAD WITH EXAMPLES?: self driving cars, automation, AI]. Software Engineering is the overarching term that encompasses a life cycle of designing, development, testing, and maintenance of software systems. Each component in the Software Engineering life cycle is just as important as the other, although the <text:span text:style-name="T4">testing</text:span><text:span text:style-name="T7"> phase is easily under estimated. The testing phase is more commonly known as </text:span><text:span text:style-name="T4">quality assurance</text:span><text:span text:style-name="T7">. Quality assurance is important because it ensures that the program is functional, safe, and secure. </text:span><text:span text:style-name="T9">Software Engineers shall always be held accountable for dysfunctional, unsafe, or insecure code given they did not perform the proper quality assurance.</text:span><text:span text:style-name="T7"> </text:span><text:span text:style-name="T8">In the case that quality assurance was ignored or forgotten, then the Software Engineers shall be held accountable.</text:span></text:p>
      <text:p text:style-name="P1"/>
      <text:p text:style-name="P2"><text:span text:style-name="T8"><text:tab/>Software Engineer have the responsibility to always conduct quality assurance, and the duty to include all possible test cases. In </text:span><text:span text:style-name="T5">The Case of the “Killer Robot”</text:span><text:span text:style-name="T8"> there were claims that reflect that at times quality assurance was either neglected or disrupted by team member cooperation. </text:span><text:span text:style-name="T9">There were two possible reasons that support the claim that quality assurance was neglected for the code operating </text:span><text:span text:style-name="T6">Robbie CX30</text:span><text:span text:style-name="T9">: testing results were deliberately faked or testing was not conducted on the final code. In both scenarios, the essential component of quality assurance was left out of the Software Engineering life cycle. Furthermore, there were reports that a team member Sam Reynolds – who was claimed to not be the ideal </text:span><text:span text:style-name="T6">egoless programmer</text:span><text:span text:style-name="T9"> – stormed out of a quality assurance meeting after another employee mentioned that his/her code contained an inefficient algorithm. All team members shall be held accountable for correcting or improving code that has been brought to their attention by other team members. [ADD ONE ACTUAL FACT </text:span><text:span text:style-name="T10">&amp; TRANSITION STATEMENT</text:span><text:span text:style-name="T9">]. </text:span></text:p>
      <text:p text:style-name="P2"/>
      <text:p text:style-name="P2"><text:span text:style-name="T9"><text:tab/>Quality assurance is just as crucial as the designing, development, and maintenance phases of the Software Engineering life cycle. A piece of software is ready for production if and only if it passes all quality assurance testing. Software Engineers have a responsibility to always conduct quality assurance, and in the cases when they did not adequately perform quality assurance, they shall be held accountable. However, given Software Engineers did conduct the proper quality assurance, they should not be held accountable for rare, unpredictable, and potentially harmful scenarios. </text:span></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21:04:00.233334637</meta:creation-date>
    <dc:date>2016-10-13T21:57:58.956235097</dc:date>
    <meta:editing-duration>PT34M24S</meta:editing-duration>
    <meta:editing-cycles>4</meta:editing-cycles>
    <meta:generator>LibreOffice/4.2.8.2$Linux_X86_64 LibreOffice_project/420m0$Build-2</meta:generator>
    <meta:print-date>2016-10-13T21:57:36.423402971</meta:print-date>
    <meta:document-statistic meta:table-count="0" meta:image-count="0" meta:object-count="0" meta:page-count="1" meta:paragraph-count="7" meta:word-count="397" meta:character-count="2621" meta:non-whitespace-character-count="2221"/>
  </office:meta>
</office:document-meta>
</file>